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erException.Formatt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xception.Format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xception.Formatt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xception.Formatt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